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17961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6dc67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officeooo:rsid="0006dc67" officeooo:paragraph-rsid="0006dc67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7961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f225e" officeooo:paragraph-rsid="001477b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7b303" officeooo:paragraph-rsid="0007b303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0b6f5" officeooo:paragraph-rsid="0009e23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c84a3" officeooo:paragraph-rsid="000c84a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688a" officeooo:paragraph-rsid="0015688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 fo:text-align="end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Microsoft New Tai Lue" fo:font-size="12pt" fo:language="en" fo:country="GB" style:text-underline-style="none" fo:font-weight="normal" officeooo:rsid="001cbbb5" officeooo:paragraph-rsid="001cbbb5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f454" officeooo:paragraph-rsid="001ed48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4fdc" officeooo:paragraph-rsid="001ed48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863a" officeooo:paragraph-rsid="0020863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20d36e" officeooo:paragraph-rsid="0020d36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4fdc" officeooo:paragraph-rsid="00204fdc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0d36e" officeooo:paragraph-rsid="0020d36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bold" officeooo:rsid="00226954" officeooo:paragraph-rsid="00226954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solid" style:text-underline-width="auto" style:text-underline-color="font-color" fo:font-weight="normal" officeooo:rsid="000f225e" officeooo:paragraph-rsid="000f225e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paragraph-rsid="0024f811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17961f" officeooo:paragraph-rsid="0017961f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ee46e" officeooo:paragraph-rsid="0006dc67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7b303" officeooo:paragraph-rsid="0007b303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bold" officeooo:rsid="000f225e" officeooo:paragraph-rsid="0017961f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bold" officeooo:rsid="000f225e" officeooo:paragraph-rsid="00226954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line-height="100%" fo:text-align="justify" style:justify-single-word="false"/>
      <style:text-properties fo:font-size="14pt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8ded2" officeooo:paragraph-rsid="0008ded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9e23e" officeooo:paragraph-rsid="0009e23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a3ab7" officeooo:paragraph-rsid="000a3ab7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36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477b5" style:font-size-asian="12pt" style:font-weight-asian="normal" style:font-size-complex="12pt" style:font-weight-complex="normal"/>
    </style:style>
    <style:style style:name="P37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894b" officeooo:paragraph-rsid="0014894b" style:font-size-asian="12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5579" officeooo:paragraph-rsid="00155579" style:font-size-asian="12pt" style:font-weight-asian="normal" style:font-size-complex="12pt" style:font-weight-complex="normal"/>
    </style:style>
    <style:style style:name="P40" style:family="paragraph" style:parent-style-name="Text_20_body" style:list-style-name="L3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paragraph-rsid="0024f811"/>
    </style:style>
    <style:style style:name="P4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rsid="0029815b" officeooo:paragraph-rsid="0029815b" style:font-weight-asian="normal" style:font-weight-complex="normal"/>
    </style:style>
    <style:style style:name="P4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normal" officeooo:rsid="002d241e" officeooo:paragraph-rsid="002d241e" style:font-weight-asian="normal" style:font-weight-complex="normal"/>
    </style:style>
    <style:style style:name="P44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weight="bold" officeooo:rsid="0029815b" officeooo:paragraph-rsid="0029815b" style:font-weight-asian="bold" style:font-weight-complex="bold"/>
    </style:style>
    <style:style style:name="P4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fo:font-style="italic" style:text-underline-style="none" fo:font-weight="normal" officeooo:rsid="0017961f" officeooo:paragraph-rsid="0017961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 style:list-style-name="L1">
      <style:paragraph-properties fo:line-height="100%" fo:text-align="justify" style:justify-single-word="false"/>
      <style:text-properties fo:font-weight="normal" officeooo:rsid="0006dc67" officeooo:paragraph-rsid="0006dc67" style:font-weight-asian="normal" style:font-weight-complex="normal"/>
    </style:style>
    <style:style style:name="T1" style:family="text">
      <style:text-properties officeooo:rsid="0006dc67"/>
    </style:style>
    <style:style style:name="T2" style:family="text">
      <style:text-properties style:font-name="Microsoft New Tai Lue" fo:language="en" fo:country="GB"/>
    </style:style>
    <style:style style:name="T3" style:family="text">
      <style:text-properties style:font-name="Microsoft New Tai Lue" fo:language="en" fo:country="GB" style:text-underline-style="solid" style:text-underline-width="auto" style:text-underline-color="font-color"/>
    </style:style>
    <style:style style:name="T4" style:family="text">
      <style:text-properties style:font-name="Microsoft New Tai Lue" fo:language="en" fo:country="GB" fo:font-weight="bold" style:font-weight-asian="bold" style:font-weight-complex="bold"/>
    </style:style>
    <style:style style:name="T5" style:family="text">
      <style:text-properties style:font-name="Microsoft New Tai Lue" fo:language="en" fo:country="GB" fo:font-weight="bold" officeooo:rsid="000cfe0a" style:font-weight-asian="bold" style:font-weight-complex="bold"/>
    </style:style>
    <style:style style:name="T6" style:family="text">
      <style:text-properties style:font-name="Microsoft New Tai Lue" fo:language="en" fo:country="GB" officeooo:rsid="0009e23e"/>
    </style:style>
    <style:style style:name="T7" style:family="text">
      <style:text-properties style:font-name="Microsoft New Tai Lue" fo:language="en" fo:country="GB" officeooo:rsid="000a3ab7"/>
    </style:style>
    <style:style style:name="T8" style:family="text">
      <style:text-properties style:font-name="Microsoft New Tai Lue" fo:language="en" fo:country="GB" officeooo:rsid="000aca18"/>
    </style:style>
    <style:style style:name="T9" style:family="text">
      <style:text-properties style:font-name="Microsoft New Tai Lue" fo:language="en" fo:country="GB" officeooo:rsid="000cfe0a"/>
    </style:style>
    <style:style style:name="T10" style:family="text">
      <style:text-properties style:font-name="Microsoft New Tai Lue" fo:language="en" fo:country="GB" officeooo:rsid="0010b6f5"/>
    </style:style>
    <style:style style:name="T11" style:family="text">
      <style:text-properties style:font-name="Microsoft New Tai Lue" fo:language="en" fo:country="GB" officeooo:rsid="0013a95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0aca1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dc67" style:font-weight-asian="bold" style:font-weight-complex="bold"/>
    </style:style>
    <style:style style:name="T17" style:family="text">
      <style:text-properties fo:font-weight="bold" officeooo:rsid="001cbbb5" style:font-weight-asian="bold" style:font-weight-complex="bold"/>
    </style:style>
    <style:style style:name="T18" style:family="text">
      <style:text-properties officeooo:rsid="001970b5"/>
    </style:style>
    <style:style style:name="T19" style:family="text">
      <style:text-properties fo:font-style="normal" fo:font-weight="bold" officeooo:rsid="0006dc67" style:font-style-asian="normal" style:font-weight-asian="bold" style:font-style-complex="normal" style:font-weight-complex="bold"/>
    </style:style>
    <style:style style:name="T20" style:family="text">
      <style:text-properties officeooo:rsid="001ed48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3e81a"/>
    </style:style>
    <style:style style:name="T23" style:family="text">
      <style:text-properties fo:font-variant="normal" fo:text-transform="none" fo:color="#212121" fo:letter-spacing="normal" fo:font-style="normal" style:text-underline-style="none" officeooo:rsid="0024f811" style:font-size-asian="10.5pt" style:font-weight-asian="normal" style:font-size-complex="12pt" style:font-weight-complex="normal"/>
    </style:style>
    <style:style style:name="T24" style:family="text">
      <style:text-properties style:text-underline-style="none" officeooo:rsid="0024f811" style:font-size-asian="10.5pt" style:font-weight-asian="normal" style:font-size-complex="12pt" style:font-weight-complex="normal"/>
    </style:style>
    <style:style style:name="T25" style:family="text">
      <style:text-properties style:text-underline-style="none" officeooo:rsid="0026cd33" style:font-size-asian="10.5pt" style:font-weight-asian="normal" style:font-size-complex="12pt" style:font-weight-complex="normal"/>
    </style:style>
    <style:style style:name="T26" style:family="text">
      <style:text-properties style:text-underline-style="none" style:font-size-asian="10.5pt" style:font-size-complex="12pt"/>
    </style:style>
    <style:style style:name="T27" style:family="text">
      <style:text-properties style:text-underline-style="none" officeooo:rsid="0026cd33" style:font-size-asian="10.5pt" style:font-size-complex="12pt"/>
    </style:style>
    <style:style style:name="T28" style:family="text">
      <style:text-properties style:text-underline-style="none" officeooo:rsid="002b76c6" style:font-size-asian="10.5pt" style:font-size-complex="12pt"/>
    </style:style>
    <style:style style:name="T29" style:family="text">
      <style:text-properties fo:font-size="8pt" style:text-underline-style="none" style:font-size-asian="8pt" style:font-size-complex="8pt"/>
    </style:style>
    <style:style style:name="T30" style:family="text">
      <style:text-properties fo:font-size="9pt" style:text-underline-style="none" style:font-size-asian="9pt" style:font-size-complex="9pt"/>
    </style:style>
    <style:style style:name="T31" style:family="text">
      <style:text-properties fo:font-style="italic" style:text-underline-style="none" style:font-size-asian="10.5pt" style:font-style-asian="italic" style:font-size-complex="12pt" style:font-style-complex="italic"/>
    </style:style>
    <style:style style:name="T32" style:family="text">
      <style:text-properties fo:font-style="italic" style:text-underline-style="none" officeooo:rsid="002b76c6" style:font-size-asian="10.5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UTSEUS – </text:span><text:span text:style-name="T16">UM02 – </text:span><text:span text:style-name="T17">Data Visualization</text:span></text:p>
      <text:p text:style-name="P1"/>
      <text:p text:style-name="P1"><text:span text:style-name="T19">Visualization</text:span> </text:p>
      <text:p text:style-name="P2"/>
      <text:p text:style-name="P27"><text:span text:style-name="T1">Generalities</text:span>: </text:p>
      <text:p text:style-name="P4">Data → information <text:span text:style-name="T12">→ </text:span>Visualization</text:p>
      <text:p text:style-name="P4"><text:span text:style-name="T12">→</text:span> different school / goal:</text:p>
      <text:list xml:id="list473290801" text:style-name="L1">
        <text:list-item>
          <text:p text:style-name="P35">communication</text:p>
          <text:p text:style-name="P46"><text:span text:style-name="T2">Semiology (Umberto Eco, </text:span><text:span text:style-name="T3">Lector in fabula</text:span><text:span text:style-name="T2">)</text:span></text:p>
        </text:list-item>
        <text:list-item>
          <text:p text:style-name="P35">exploration</text:p>
        </text:list-item>
      </text:list>
      <text:p text:style-name="P3"/>
      <text:p text:style-name="P31"><text:span text:style-name="T8">B</text:span><text:span text:style-name="T2">ad or good habits:</text:span></text:p>
      <text:p text:style-name="P8">No pies chart for quantity:<text:span text:style-name="T13"> </text:span>Stephen Few, <text:span text:style-name="T14">Save the pies for dessert</text:span></text:p>
      <text:p text:style-name="P3"/>
      <text:p text:style-name="P28">1969 – Bertin: Graphical Semiology:</text:p>
      <text:p text:style-name="P9">Have a bijection between the reader and the writer. </text:p>
      <text:p text:style-name="P32"><text:span text:style-name="T4">Information</text:span><text:span text:style-name="T2">: content of a thought</text:span></text:p>
      <text:p text:style-name="P32"><text:span text:style-name="T4">Invariant</text:span><text:span text:style-name="T2">: all correspondence should match an invariable one.</text:span></text:p>
      <text:p text:style-name="P32"><text:span text:style-name="T2">Understanding a complex information, define the best graphical translation, write a title (no opinion), </text:span><text:span text:style-name="T6">headline (opinion, angle for the reader)</text:span><text:span text:style-name="T2"> and a legend. </text:span></text:p>
      <text:p text:style-name="P32"><text:span text:style-name="T4">Component</text:span><text:span text:style-name="T2">: for example: time, price, quantity, </text:span><text:span text:style-name="T7">geographical space, name</text:span><text:span text:style-name="T2">… </text:span></text:p>
      <text:p text:style-name="P33"><text:span text:style-name="T4">8 variables</text:span><text:span text:style-name="T2">: Shape, size, value, grain, </text:span><text:span text:style-name="T9">colour</text:span><text:span text:style-name="T2">, orientation, x and y. </text:span></text:p>
      <text:p text:style-name="P33"><text:span text:style-name="T2">Length of the visual variable (how many you can use, for example: grey level) </text:span><text:span text:style-name="T9">and </text:span><text:span text:style-name="T10">organization level</text:span><text:span text:style-name="T9">: </text:span><text:span text:style-name="T5">ordered, quantitative, qualitative</text:span><text:span text:style-name="T9"> </text:span><text:span text:style-name="T10">(selective: this is different from, associative: this and that are like) </text:span><text:span text:style-name="T11">→ see the table</text:span></text:p>
      <text:p text:style-name="P10"/>
      <text:p text:style-name="P11">The number of visual variable should at least be equal to the number of component. 3 or less visual variable can be read as one image. 4 or more cannot. A short component is 4 or less division, a long one is more than 15. </text:p>
      <text:p text:style-name="P34"><text:span text:style-name="T4">External</text:span><text:span text:style-name="T2">: invariant (title, legend), component </text:span></text:p>
      <text:p text:style-name="P34"><text:span text:style-name="T4">Internal</text:span><text:span text:style-name="T2">: </text:span><text:span text:style-name="T8">variable used</text:span></text:p>
      <text:p text:style-name="P23"/>
      <text:p text:style-name="P25">1983 – Tufte: Graphical Display of Quantitive Information</text:p>
      <text:p text:style-name="P6"><text:soft-page-break/>3 mistakes:</text:p>
      <text:list xml:id="list80491193" text:style-name="L2">
        <text:list-item>
          <text:p text:style-name="P36">Don’t add decoration: </text:p>
          <text:p text:style-name="P37"><text:span text:style-name="T15">ink ratio</text:span> = I data/ I visualization # 1</text:p>
        </text:list-item>
        <text:list-item>
          <text:p text:style-name="P38">Try to use the real thing to represent data</text:p>
          <text:p text:style-name="P38">“<text:span text:style-name="T15">Duck</text:span>”</text:p>
        </text:list-item>
        <text:list-item>
          <text:p text:style-name="P39">How long the information should be </text:p>
          <text:p text:style-name="P39"><text:span text:style-name="T15">The lie factor</text:span> = length good proportion / length graph # 1 </text:p>
        </text:list-item>
      </text:list>
      <text:p text:style-name="P12"/>
      <text:p text:style-name="P12"/>
      <text:p text:style-name="P12"/>
      <text:p text:style-name="P29">Cognitive approach </text:p>
      <text:p text:style-name="P26"/>
      <text:p text:style-name="P26">Pre attention </text:p>
      <text:p text:style-name="P5">Before you pay attention, even if you don’t want it. </text:p>
      <text:list xml:id="list221826211" text:style-name="L3">
        <text:list-item>
          <text:p text:style-name="P40">Focus on differences first into the series </text:p>
        </text:list-item>
      </text:list>
      <text:p text:style-name="P7"/>
      <text:p text:style-name="P45"><text:span text:style-name="T18">“A</text:span>ny line drawn on a sheet of paper, <text:span text:style-name="T18">the simplest form modelled from a piece of clay, is like a rock thrown into a pond. It upsets repose, it mobilizes space. Seeing is the perception of action.”</text:span></text:p>
      <text:p text:style-name="P14">Arnheim in <text:span text:style-name="T14">Art and Visual Perception</text:span> (Geshalt school → shape)</text:p>
      <text:p text:style-name="P15">First object for a representation: line (not a dot!)</text:p>
      <text:p text:style-name="P13"/>
      <text:p text:style-name="P16"><text:span text:style-name="T15">List</text:span>: <text:span text:style-name="T20">o</text:span>ne direction, one gesture. <text:span text:style-name="T20">All item can have the same importance (if same space, weight, height) but there is always a first and a last → come up with the idea of circular list.</text:span></text:p>
      <text:p text:style-name="P17">List is better vertically (to differentiate the item, visualization way), horizontally is the reading way. </text:p>
      <text:p text:style-name="P16"/>
      <text:p text:style-name="P20">Table<text:span text:style-name="T21">:</text:span></text:p>
      <text:p text:style-name="P18">line-chart: focus on the evolution</text:p>
      <text:p text:style-name="P18">bar-chart: focus on the different values </text:p>
      <text:p text:style-name="P18"/>
      <text:p text:style-name="P21">Maps<text:span text:style-name="T21">: </text:span></text:p>
      <text:p text:style-name="P19">Value everywhere </text:p>
      <text:p text:style-name="P30"><text:soft-page-break/>Geography <text:span text:style-name="T22">and visualization</text:span></text:p>
      <text:p text:style-name="P30"/>
      <text:p text:style-name="P22">Spatial is special</text:p>
      <text:p text:style-name="P24"><text:span text:style-name="T24">China use GCJ02 projection system (</text:span><text:bookmark text:name="tw-target-text"/><text:span text:style-name="T23">shift</text:span><text:span text:style-name="T24">). Baidu use BD09. Most of the world use WGS84 (World Geodetic System) but it’s in degrees so difficult to use to be precise. To have meter in China use EPSG:4479. <text:s/></text:span></text:p>
      <text:p text:style-name="P24"><text:span text:style-name="T25">T</text:span><text:span text:style-name="T24">essellation </text:span><text:span text:style-name="T25">(cut a map)</text:span></text:p>
      <text:p text:style-name="P24"><text:span text:style-name="T25"/></text:p>
      <text:p text:style-name="P44"><text:span text:style-name="T27">S</text:span><text:span text:style-name="T26">patial </text:span><text:span text:style-name="T30">(and everything else)</text:span><text:span text:style-name="T26"> is build</text:span></text:p>
      <text:p text:style-name="P42"><text:span text:style-name="T31">“</text:span><text:span text:style-name="T32">everything is related to everything else, but near things are more related than distant things”</text:span><text:span text:style-name="T28"> <text:s/>-Waldo Tobler</text:span></text:p>
      <text:p text:style-name="P42"><text:span text:style-name="T28"/></text:p>
      <text:p text:style-name="P43"><text:span text:style-name="T28">A</text:span><text:span text:style-name="T26">ccuracy/error</text:span></text:p>
      <text:p text:style-name="P43"><text:span text:style-name="T26">Precision</text:span></text:p>
      <text:p text:style-name="P43"><text:span text:style-name="T26">Completeness</text:span></text:p>
      <text:p text:style-name="P43"><text:span text:style-name="T26">Consistency</text:span></text:p>
      <text:p text:style-name="P43"><text:span text:style-name="T26">Lineage</text:span></text:p>
      <text:p text:style-name="P43"><text:span text:style-name="T26">Currency/timing </text:span></text:p>
      <text:p text:style-name="P43"><text:span text:style-name="T26">Credibility</text:span></text:p>
      <text:p text:style-name="P43"><text:span text:style-name="T26">Subjectivity</text:span></text:p>
      <text:p text:style-name="P43"><text:span text:style-name="T26">Interrelatedn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30:24.741000000</meta:creation-date>
    <dc:date>2018-12-27T16:18:13.560000000</dc:date>
    <meta:editing-duration>PT4H51M42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58" meta:word-count="476" meta:character-count="2917" meta:non-whitespace-character-count="2482"/>
  </office:meta>
</office:document-meta>
</file>